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e64c" officeooo:paragraph-rsid="000ce64c"/>
    </style:style>
    <style:style style:name="P2" style:family="paragraph" style:parent-style-name="Standard">
      <style:text-properties officeooo:rsid="000ce64c" officeooo:paragraph-rsid="000fdbfd"/>
    </style:style>
    <style:style style:name="P3" style:family="paragraph" style:parent-style-name="Standard">
      <style:text-properties officeooo:rsid="000e6c29" officeooo:paragraph-rsid="000e6c29"/>
    </style:style>
    <style:style style:name="P4" style:family="paragraph" style:parent-style-name="Standard">
      <style:text-properties officeooo:rsid="000fdbfd" officeooo:paragraph-rsid="000fdbfd"/>
    </style:style>
    <style:style style:name="P5" style:family="paragraph" style:parent-style-name="Standard">
      <style:text-properties officeooo:rsid="0011345d" officeooo:paragraph-rsid="0011345d"/>
    </style:style>
    <style:style style:name="P6" style:family="paragraph" style:parent-style-name="Standard">
      <style:text-properties officeooo:rsid="0011c6ef" officeooo:paragraph-rsid="0011c6ef"/>
    </style:style>
    <style:style style:name="P7" style:family="paragraph" style:parent-style-name="Standard">
      <style:text-properties officeooo:rsid="00135891" officeooo:paragraph-rsid="00135891"/>
    </style:style>
    <style:style style:name="T1" style:family="text">
      <style:text-properties officeooo:rsid="000ce64c"/>
    </style:style>
    <style:style style:name="T2" style:family="text">
      <style:text-properties officeooo:rsid="000fdbfd"/>
    </style:style>
    <style:style style:name="T3" style:family="text">
      <style:text-properties officeooo:rsid="00129e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* <text:span text:style-name="T1">Create a repository and push it to github</text:span></text:p>
      <text:p text:style-name="Standard"/>
      <text:p text:style-name="P3">pctest@pctest-HP-430-Notebook-PC:~$ git init repo</text:p>
      <text:p text:style-name="P3"/>
      <text:p text:style-name="P3">Initialized empty Git repository in /home/pctest/repo/.git/</text:p>
      <text:p text:style-name="P3"/>
      <text:p text:style-name="P3">pctest@pctest-HP-430-Notebook-PC:~$ cd /home/pctest/repo/</text:p>
      <text:p text:style-name="P3">pctest@pctest-HP-430-Notebook-PC:~/repo$ git remote add origin2 https://github.com/Ashimasetia/ashima2</text:p>
      <text:p text:style-name="P1"/>
      <text:p text:style-name="P1">** Create two files in master branch, then create a tag 1.0.0 for first release from master</text:p>
      <text:p text:style-name="P1"/>
      <text:p text:style-name="P2"><text:span text:style-name="T2">pctest@pctest-HP-430-Notebook-PC:~/repo$ echo "File1" &gt;&gt; File1.txt</text:span></text:p>
      <text:p text:style-name="P2"><text:span text:style-name="T2">pctest@pctest-HP-430-Notebook-PC:~/repo$ echo "File2" &gt;&gt; File2.txt</text:span></text:p>
      <text:p text:style-name="P2"><text:span text:style-name="T2">pctest@pctest-HP-430-Notebook-PC:~/repo$ git add -A</text:span></text:p>
      <text:p text:style-name="P2"><text:span text:style-name="T2">pctest@pctest-HP-430-Notebook-PC:~/repo$ git commit -m "File 1 and File 2 created"</text:span></text:p>
      <text:p text:style-name="P2"/>
      <text:p text:style-name="P2"><text:span text:style-name="T2">[master (root-commit) b7e50dd] File 1 and File 2 created</text:span></text:p>
      <text:p text:style-name="P2"><text:span text:style-name="T2"><text:s/>2 files changed, 2 insertions(+)</text:span></text:p>
      <text:p text:style-name="P2"><text:span text:style-name="T2"><text:s/>create mode 100644 File1.txt</text:span></text:p>
      <text:p text:style-name="P2"><text:span text:style-name="T2"><text:s/>create mode 100644 File2.txt</text:span></text:p>
      <text:p text:style-name="P2"/>
      <text:p text:style-name="P2"><text:span text:style-name="T2">pctest@pctest-HP-430-Notebook-PC:~/repo$ git push origin2 master</text:span></text:p>
      <text:p text:style-name="P2"/>
      <text:p text:style-name="P2"><text:span text:style-name="T2">Username for 'https://github.com': Ashimasetia</text:span></text:p>
      <text:p text:style-name="P2"><text:span text:style-name="T2">Password for 'https://Ashimasetia@github.com': </text:span></text:p>
      <text:p text:style-name="P2"><text:span text:style-name="T2">Counting objects: 4, done.</text:span></text:p>
      <text:p text:style-name="P2"><text:span text:style-name="T2">Delta compression using up to 4 threads.</text:span></text:p>
      <text:p text:style-name="P2"><text:span text:style-name="T2">Compressing objects: 100% (2/2), done.</text:span></text:p>
      <text:p text:style-name="P2"><text:span text:style-name="T2">Writing objects: 100% (4/4), 270 bytes | 0 bytes/s, done.</text:span></text:p>
      <text:p text:style-name="P2"><text:span text:style-name="T2">Total 4 (delta 0), reused 0 (delta 0)</text:span></text:p>
      <text:p text:style-name="P2"><text:span text:style-name="T2">To https://github.com/Ashimasetia/ashima2</text:span></text:p>
      <text:p text:style-name="P2"><text:span text:style-name="T2">* [new branch] <text:s text:c="5"/>master -&gt; master</text:span></text:p>
      <text:p text:style-name="P2"/>
      <text:p text:style-name="P4">pctest@pctest-HP-430-Notebook-PC:~/repo$ git tag 1.0.0 b7e50dd</text:p>
      <text:p text:style-name="P4">pctest@pctest-HP-430-Notebook-PC:~/repo$ git push origin2 tag 1.0.0</text:p>
      <text:p text:style-name="P4"/>
      <text:p text:style-name="P4">Username for 'https://github.com': Ashimasetia</text:p>
      <text:p text:style-name="P4">Password for 'https://Ashimasetia@github.com': </text:p>
      <text:p text:style-name="P4">Total 0 (delta 0), reused 0 (delta 0)</text:p>
      <text:p text:style-name="P4">To https://github.com/Ashimasetia/ashima2</text:p>
      <text:p text:style-name="P4">* [new tag] <text:s text:c="8"/>1.0.0 -&gt; 1.0.0</text:p>
      <text:p text:style-name="P4"/>
      <text:p text:style-name="P4">** Perform some changes in previous files and create another tag 1.0.1</text:p>
      <text:p text:style-name="P5">pctest@pctest-HP-430-Notebook-PC:~/repo$ git checkout tags/1.0.0</text:p>
      <text:p text:style-name="P5">pctest@pctest-HP-430-Notebook-PC:~/repo$ echo "File more" &gt;&gt; File1.txt</text:p>
      <text:p text:style-name="P5">pctest@pctest-HP-430-Notebook-PC:~/repo$ git add -A</text:p>
      <text:p text:style-name="P5">pctest@pctest-HP-430-Notebook-PC:~/repo$ git commit -m "File 1 modified"</text:p>
      <text:p text:style-name="P5"/>
      <text:p text:style-name="P5">[detached HEAD 399fd69] File 1 modified</text:p>
      <text:p text:style-name="P5"><text:s/>1 file changed, 1 insertion(+)</text:p>
      <text:p text:style-name="P5"/>
      <text:p text:style-name="P5"><text:soft-page-break/>pctest@pctest-HP-430-Notebook-PC:~/repo$ git tag 1.0.1 399fd69</text:p>
      <text:p text:style-name="P5">pctest@pctest-HP-430-Notebook-PC:~/repo$ git push origin2 tag 1.0.1</text:p>
      <text:p text:style-name="P5"/>
      <text:p text:style-name="P5">Username for 'https://github.com': Ashimasetia</text:p>
      <text:p text:style-name="P5">Password for 'https://Ashimasetia@github.com': </text:p>
      <text:p text:style-name="P5">Counting objects: 3, done.</text:p>
      <text:p text:style-name="P5">Delta compression using up to 4 threads.</text:p>
      <text:p text:style-name="P5">Compressing objects: 100% (2/2), done.</text:p>
      <text:p text:style-name="P5">Writing objects: 100% (3/3), 289 bytes | 0 bytes/s, done.</text:p>
      <text:p text:style-name="P5">Total 3 (delta 0), reused 0 (delta 0)</text:p>
      <text:p text:style-name="P5">To https://github.com/Ashimasetia/ashima2</text:p>
      <text:p text:style-name="P5">* [new tag] <text:s text:c="8"/>1.0.1 -&gt; 1.0.1</text:p>
      <text:p text:style-name="P5"/>
      <text:p text:style-name="P5">** Now, create another file file3 and create a tag 1.1.0</text:p>
      <text:p text:style-name="P5"/>
      <text:p text:style-name="P5">pctest@pctest-HP-430-Notebook-PC:~/repo$ git checkout tags/1.0.1</text:p>
      <text:p text:style-name="P5">HEAD is now at 399fd69... File 1 modified</text:p>
      <text:p text:style-name="P5">pctest@pctest-HP-430-Notebook-PC:~/repo$ echo "File3" &gt;&gt; File3.txt</text:p>
      <text:p text:style-name="P5">pctest@pctest-HP-430-Notebook-PC:~/repo$ git add -A</text:p>
      <text:p text:style-name="P5">pctest@pctest-HP-430-Notebook-PC:~/repo$ git commit -m "File 3 added"</text:p>
      <text:p text:style-name="P5"/>
      <text:p text:style-name="P5">[detached HEAD 56ef239] File 3 added</text:p>
      <text:p text:style-name="P5"><text:s/>1 file changed, 1 insertion(+)</text:p>
      <text:p text:style-name="P5"><text:s/>create mode 100644 File3.txt</text:p>
      <text:p text:style-name="P5"/>
      <text:p text:style-name="P6">pctest@pctest-HP-430-Notebook-PC:~/repo$ git tag 1.1.0 399fd69</text:p>
      <text:p text:style-name="P6">pctest@pctest-HP-430-Notebook-PC:~/repo$ git push origin2 tag 1.1.0</text:p>
      <text:p text:style-name="P6">Username for 'https://github.com': Ashimasetia <text:s text:c="2"/></text:p>
      <text:p text:style-name="P6">Password for 'https://Ashimasetia@github.com': </text:p>
      <text:p text:style-name="P6">Total 0 (delta 0), reused 0 (delta 0)</text:p>
      <text:p text:style-name="P6">To https://github.com/Ashimasetia/ashima2</text:p>
      <text:p text:style-name="P6">* [new tag] <text:s text:c="8"/>1.1.0 -&gt; 1.1.0</text:p>
      <text:p text:style-name="P6"/>
      <text:p text:style-name="P6">** In release 1.0.1, make some changes &amp; create another tag 1.0.2</text:p>
      <text:p text:style-name="P6">pctest@pctest-HP-430-Notebook-PC:~/repo$ git checkout tags/1.0.1</text:p>
      <text:p text:style-name="P6"/>
      <text:p text:style-name="P6">Warning: you are leaving 1 commit behind, not connected to</text:p>
      <text:p text:style-name="P6">any of your branches:</text:p>
      <text:p text:style-name="P6"/>
      <text:p text:style-name="P6"><text:s text:c="2"/>56ef239 File 3 added</text:p>
      <text:p text:style-name="P6"/>
      <text:p text:style-name="P6">If you want to keep it by creating a new branch, this may be a good time</text:p>
      <text:p text:style-name="P6">to do so with:</text:p>
      <text:p text:style-name="P6"/>
      <text:p text:style-name="P6"><text:s/>git branch &lt;new-branch-name&gt; 56ef239</text:p>
      <text:p text:style-name="P6"/>
      <text:p text:style-name="P6">HEAD is now at 399fd69... File 1 modified</text:p>
      <text:p text:style-name="P6"/>
      <text:p text:style-name="P6">pctest@pctest-HP-430-Notebook-PC:~/repo$ echo "File more more" &gt;&gt; File1.txt</text:p>
      <text:p text:style-name="P6">pctest@pctest-HP-430-Notebook-PC:~/repo$ git add -A</text:p>
      <text:p text:style-name="P6">pctest@pctest-HP-430-Notebook-PC:~/repo$ git commit -m "File 1 modified"</text:p>
      <text:p text:style-name="P6">[detached HEAD 5bb35b5] File 1 modified</text:p>
      <text:p text:style-name="P6"><text:soft-page-break/><text:s/>1 file changed, 1 insertion(+)</text:p>
      <text:p text:style-name="P6"/>
      <text:p text:style-name="P6">pctest@pctest-HP-430-Notebook-PC:~/repo$ git tag 1.0.2 399fd69</text:p>
      <text:p text:style-name="P6">pctest@pctest-HP-430-Notebook-PC:~/repo$ git push origin2 tag 1.0.2</text:p>
      <text:p text:style-name="P6">Username for 'https://github.com': Ashimasetia</text:p>
      <text:p text:style-name="P6">Password for 'https://Ashimasetia@github.com': </text:p>
      <text:p text:style-name="P6">Total 0 (delta 0), reused 0 (delta 0)</text:p>
      <text:p text:style-name="P6">To https://github.com/Ashimasetia/ashima2</text:p>
      <text:p text:style-name="P6">* [new tag] <text:s text:c="8"/>1.0.2 -&gt; 1.0.2</text:p>
      <text:p text:style-name="P6"/>
      <text:p text:style-name="P6">** <text:span text:style-name="T3">Do some changes in <text:s/>1.1.0 release, create a tag for next release 1.1.1</text:span></text:p>
      <text:p text:style-name="P7">pctest@pctest-HP-430-Notebook-PC:~/repo$ git checkout tags/1.1.0</text:p>
      <text:p text:style-name="P7">Previous HEAD position was e1679c3... File 3 added</text:p>
      <text:p text:style-name="P7">HEAD is now at 399fd69... File 1 modified</text:p>
      <text:p text:style-name="P7"/>
      <text:p text:style-name="P7">pctest@pctest-HP-430-Notebook-PC:~/repo$ echo "File4" &gt;&gt; File4.txt</text:p>
      <text:p text:style-name="P7">pctest@pctest-HP-430-Notebook-PC:~/repo$ git add -A</text:p>
      <text:p text:style-name="P7">pctest@pctest-HP-430-Notebook-PC:~/repo$ git commit -m "File 4 added"</text:p>
      <text:p text:style-name="P7"/>
      <text:p text:style-name="P7">[detached HEAD 539c9c8] File 4 added</text:p>
      <text:p text:style-name="P7"><text:s/>1 file changed, 1 insertion(+)</text:p>
      <text:p text:style-name="P7"><text:s/>create mode 100644 File4.txt</text:p>
      <text:p text:style-name="P7"/>
      <text:p text:style-name="P7">pctest@pctest-HP-430-Notebook-PC:~/repo$ git tag 1.1.1 539c9c8</text:p>
      <text:p text:style-name="P7">pctest@pctest-HP-430-Notebook-PC:~/repo$ git push origin2 tag 1.1.1</text:p>
      <text:p text:style-name="P7"/>
      <text:p text:style-name="P7">Username for 'https://github.com': Ashimasetia</text:p>
      <text:p text:style-name="P7">Password for 'https://Ashimasetia@github.com': </text:p>
      <text:p text:style-name="P7">Counting objects: 3, done.</text:p>
      <text:p text:style-name="P7">Delta compression using up to 4 threads.</text:p>
      <text:p text:style-name="P7">Compressing objects: 100% (2/2), done.</text:p>
      <text:p text:style-name="P7">Writing objects: 100% (3/3), 305 bytes | 0 bytes/s, done.</text:p>
      <text:p text:style-name="P7">Total 3 (delta 0), reused 0 (delta 0)</text:p>
      <text:p text:style-name="P7">To https://github.com/Ashimasetia/ashima2</text:p>
      <text:p text:style-name="P7"><text:s/>* [new tag] <text:s text:c="8"/>1.1.1 -&gt; 1.1.1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6:24:41.970886552</meta:creation-date>
    <dc:date>2018-06-22T17:32:15.883711039</dc:date>
    <meta:editing-duration>PT1M8S</meta:editing-duration>
    <meta:editing-cycles>1</meta:editing-cycles>
    <meta:document-statistic meta:table-count="0" meta:image-count="0" meta:object-count="0" meta:page-count="3" meta:paragraph-count="107" meta:word-count="626" meta:character-count="5254" meta:non-whitespace-character-count="4667"/>
    <meta:generator>LibreOffice/5.1.4.2$Linux_X86_64 LibreOffice_project/10m0$Build-2</meta:generator>
  </office:meta>
</office:document-meta>
</file>